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2.294cm"/>
    </style:style>
    <style:style style:name="gr3" style:family="graphic" style:parent-style-name="standard">
      <style:graphic-properties svg:stroke-color="#000000" draw:marker-end="Arrow" draw:textarea-vertical-align="middle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dash" draw:stroke-dash="Fine_20_Dashed" svg:stroke-color="#0000ff" draw:marker-start="Symmetric_20_Arrow" draw:marker-start-width="0.3cm" draw:marker-end="Symmetric_20_Arrow" draw:marker-end-width="0.3cm" draw:textarea-vertical-align="middl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 fo:min-height="0.639cm" fo:min-width="2.294cm"/>
    </style:style>
    <style:style style:name="gr7" style:family="graphic" style:parent-style-name="objectwithoutfill">
      <style:graphic-properties draw:stroke="dash" draw:stroke-dash="Fine_20_Dashed" svg:stroke-color="#000000" draw:marker-start="Arrow" draw:marker-end="" draw:marker-end-width="0.3cm" draw:fill="solid" draw:textarea-vertical-align="middl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.828cm" fo:min-width="0.578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  <style:text-properties fo:font-size="8pt" style:font-size-asian="8pt" style:font-size-complex="8pt"/>
    </style:style>
    <style:style style:name="P8" style:family="paragraph">
      <style:text-properties fo:color="#0000ff" fo:font-size="12pt" style:font-size-asian="12pt" style:font-size-complex="12pt"/>
    </style:style>
    <style:style style:name="P9" style:family="paragraph">
      <loext:graphic-properties draw:fill="none" draw:fill-color="#ffffff"/>
      <style:text-properties fo:color="#0000ff"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00dc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00ff" fo:font-size="15pt" style:font-size-asian="15pt" style:font-size-complex="15pt"/>
    </style:style>
    <style:style style:name="T4" style:family="text">
      <style:text-properties fo:color="#ff0000"/>
    </style:style>
    <style:style style:name="T5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899cm" svg:height="0.839cm" svg:x="3.853cm" svg:y="5.244cm">
          <draw:text-box>
            <text:p text:style-name="P1"><text:span text:style-name="T1">proxyfd</text:span><text:span text:style-name="T2"> = evl_new_proxy(</text:span><text:span text:style-name="T3">targetfd</text:span><text:span text:style-name="T2">, </text:span><text:span text:style-name="T3">bufsz</text:span><text:span text:style-name="T2">, </text:span><text:span text:style-name="T3">granularity</text:span><text:span text:style-name="T2">, …);</text:span></text:p>
          </draw:text-box>
        </draw:frame>
        <draw:frame draw:style-name="gr1" draw:text-style-name="P2" xml:id="id1" draw:id="id1" draw:layer="layout" svg:width="7.195cm" svg:height="0.839cm" svg:x="1.573cm" svg:y="7.84cm">
          <draw:text-box>
            <text:p text:style-name="P1">oob_write(<text:span text:style-name="T4">pr</text:span><text:span text:style-name="T4">o</text:span><text:span text:style-name="T4">x</text:span><text:span text:style-name="T4">yf</text:span><text:span text:style-name="T4">d</text:span>, “foo!”, 4);</text:p>
          </draw:text-box>
        </draw:frame>
        <draw:custom-shape draw:style-name="gr2" draw:text-style-name="P3" xml:id="id2" draw:id="id2" draw:layer="layout" svg:width="2.794cm" svg:height="3.81cm" svg:x="9.525cm" svg:y="8.79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17cm" svg:y1="8.679cm" svg:x2="10.922cm" svg:y2="12.6cm" draw:start-shape="id1" draw:start-glue-point="2" draw:end-shape="id2" draw:end-glue-point="2" svg:d="M5170 8679v4422h5752v-501" svg:viewBox="0 0 5753 4423">
          <text:p/>
        </draw:connector>
        <draw:frame draw:style-name="gr1" draw:text-style-name="P6" draw:layer="layout" svg:width="1.493cm" svg:height="0.725cm" svg:x="10.157cm" svg:y="12.021cm">
          <draw:text-box>
            <text:p text:style-name="P5">“foo!”</text:p>
          </draw:text-box>
        </draw:frame>
        <draw:line draw:style-name="gr4" draw:text-style-name="P7" draw:layer="layout" svg:x1="9.525cm" svg:y1="9.608cm" svg:x2="12.319cm" svg:y2="9.608cm">
          <text:p/>
        </draw:line>
        <draw:frame draw:style-name="gr1" draw:text-style-name="P9" draw:layer="layout" svg:width="1.518cm" svg:height="0.725cm" svg:x="7.564cm" svg:y="10.196cm">
          <draw:text-box>
            <text:p text:style-name="P8"><text:span text:style-name="T5">bufsz</text:span></text:p>
          </draw:text-box>
        </draw:frame>
        <draw:frame draw:style-name="gr1" draw:text-style-name="P9" draw:layer="layout" svg:width="2.483cm" svg:height="0.725cm" svg:x="12.929cm" svg:y="8.912cm">
          <draw:text-box>
            <text:p text:style-name="P8"><text:span text:style-name="T5">granularity</text:span></text:p>
          </draw:text-box>
        </draw:frame>
        <draw:line draw:style-name="gr5" draw:text-style-name="P10" draw:layer="layout" svg:x1="9.107cm" svg:y1="8.697cm" svg:x2="9.107cm" svg:y2="12.728cm">
          <text:p/>
        </draw:line>
        <draw:line draw:style-name="gr5" draw:text-style-name="P10" draw:layer="layout" svg:x1="12.789cm" svg:y1="8.798cm" svg:x2="12.789cm" svg:y2="9.779cm">
          <text:p/>
        </draw:line>
        <draw:custom-shape draw:style-name="gr6" draw:text-style-name="P11" draw:layer="layout" svg:width="2.794cm" svg:height="0.889cm" svg:x="9.541cm" svg:y="8.7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0.906cm" svg:y1="6.08cm" svg:x2="10.906cm" svg:y2="8.802cm">
          <text:p/>
        </draw:line>
        <draw:custom-shape draw:style-name="gr8" draw:text-style-name="P13" draw:layer="layout" svg:width="1.524cm" svg:height="1.524cm" svg:x="10.149cm" svg:y="6.76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" draw:text-style-name="P6" draw:layer="layout" svg:width="4.494cm" svg:height="0.725cm" svg:x="11.754cm" svg:y="7.123cm">
          <draw:text-box>
            <text:p text:style-name="P5">inband worker thread</text:p>
          </draw:text-box>
        </draw:frame>
        <draw:frame draw:style-name="gr1" draw:text-style-name="P6" draw:layer="layout" svg:width="4.168cm" svg:height="0.725cm" svg:x="3.07cm" svg:y="13.173cm">
          <draw:text-box>
            <text:p text:style-name="P5">out-of-band cont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11-12T15:26:15.066990635</meta:creation-date>
    <dc:date>2019-11-12T19:05:09.255084929</dc:date>
    <dc:creator>Philippe GERUM</dc:creator>
    <meta:editing-duration>PT3H38M47S</meta:editing-duration>
    <meta:editing-cycles>16</meta:editing-cycles>
    <meta:generator>LibreOffice/6.2.8.2$Linux_X86_64 LibreOffice_project/20$Build-2</meta:generator>
    <meta:document-statistic meta:object-count="15"/>
  </office:meta>
</office:document-meta>
</file>